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C0000065F9C791D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2" style:family="graphic" style:parent-style-name="standard">
      <style:graphic-properties draw:stroke="none" draw:fill="none" draw:textarea-vertical-align="middle" fo:min-height="0.889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none" draw:textarea-vertical-align="middle" fo:min-height="1.11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top" fo:min-height="0.43cm" fo:padding-top="0.035cm" fo:padding-bottom="0.035cm" fo:padding-left="0.035cm" fo:padding-right="0.035cm"/>
    </style:style>
    <style:style style:name="gr5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6" style:family="graphic" style:parent-style-name="standard">
      <style:graphic-properties draw:stroke="none" draw:fill="none" draw:textarea-vertical-align="top" fo:min-height="0.212cm" fo:padding-top="0.035cm" fo:padding-bottom="0.035cm" fo:padding-left="0.035cm" fo:padding-right="0.035cm"/>
    </style:style>
    <style:style style:name="gr7" style:family="graphic" style:parent-style-name="standard">
      <style:graphic-properties draw:stroke="none" draw:fill="none" draw:textarea-vertical-align="top" fo:min-height="0.18cm" fo:padding-top="0.035cm" fo:padding-bottom="0.035cm" fo:padding-left="0.035cm" fo:padding-right="0.035cm"/>
    </style:style>
    <style:style style:name="gr8" style:family="graphic" style:parent-style-name="standard">
      <style:graphic-properties draw:stroke="none" draw:fill="none" draw:textarea-vertical-align="top" fo:min-height="1.93cm" fo:padding-top="0.035cm" fo:padding-bottom="0.035cm" fo:padding-left="0.035cm" fo:padding-right="0.03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2" style:family="text">
      <style:text-properties fo:color="#000000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3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4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5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polyline draw:style-name="gr1" draw:layer="layout" svg:width="0cm" svg:height="82.999cm" svg:x="2cm" svg:y="0.6cm" svg:viewBox="0 0 0 83000" draw:points="0,83000 0,41500 0,41500 0,41500 0,41500 0,0">
          <text:p/>
        </draw:polyline>
        <draw:polyline draw:style-name="gr1" draw:layer="layout" svg:width="0cm" svg:height="82.999cm" svg:x="59cm" svg:y="0.6cm" svg:viewBox="0 0 0 83000" draw:points="0,0 0,41500 0,41500 0,41500 0,41500 0,83000">
          <text:p/>
        </draw:polyline>
        <draw:g>
          <draw:polyline draw:style-name="gr1" draw:layer="layout" svg:width="56.999cm" svg:height="0cm" svg:x="2cm" svg:y="0.6cm" svg:viewBox="0 0 57000 0" draw:points="57000,0 28500,0 28500,0 28500,0 28500,0 0,0">
            <text:p/>
          </draw:polyline>
          <draw:frame draw:style-name="gr2" draw:layer="layout" svg:width="1.27cm" svg:height="1.227cm" svg:x="29.865cm" svg:y="-0.014cm">
            <draw:text-box>
              <text:p/>
            </draw:text-box>
          </draw:frame>
        </draw:g>
        <draw:g>
          <draw:polyline draw:style-name="gr1" draw:layer="layout" svg:width="56.999cm" svg:height="0cm" svg:x="2cm" svg:y="83.6cm" svg:viewBox="0 0 57000 0" draw:points="57000,0 28500,0 28500,0 28500,0 28500,0 0,0">
            <text:p/>
          </draw:polyline>
          <draw:frame draw:style-name="gr2" draw:layer="layout" svg:width="1.27cm" svg:height="1.227cm" svg:x="29.865cm" svg:y="82.986cm">
            <draw:text-box>
              <text:p/>
            </draw:text-box>
          </draw:frame>
        </draw:g>
        <draw:frame draw:style-name="gr3" draw:layer="layout" svg:width="12.1cm" svg:height="1.4cm" svg:x="46.9cm" svg:y="78.1cm">
          <draw:text-box>
            <text:p text:style-name="P1"><text:span text:style-name="T1">ГУИР.310304.081 ПД3</text:span></text:p>
          </draw:text-box>
        </draw:frame>
        <draw:frame draw:style-name="gr4" draw:layer="layout" svg:width="2.705cm" svg:height="0.5cm" svg:x="41.656cm" svg:y="80.645cm">
          <draw:text-box>
            <text:p text:style-name="P1"><text:span text:style-name="T2">Танасюк</text:span></text:p>
          </draw:text-box>
        </draw:frame>
        <draw:line draw:style-name="gr5" draw:layer="layout" svg:x1="40.65cm" svg:y1="78.06cm" svg:x2="40.65cm" svg:y2="83.6cm">
          <text:p/>
        </draw:line>
        <draw:line draw:style-name="gr5" draw:layer="layout" svg:x1="40.66cm" svg:y1="78.05cm" svg:x2="58.97cm" svg:y2="78.05cm">
          <text:p/>
        </draw:line>
        <draw:line draw:style-name="gr5" draw:layer="layout" svg:x1="40.66cm" svg:y1="79.55cm" svg:x2="58.985cm" svg:y2="79.55cm">
          <text:p/>
        </draw:line>
        <draw:line draw:style-name="gr5" draw:layer="layout" svg:x1="59cm" svg:y1="80.05cm" svg:x2="53.91cm" svg:y2="80.05cm">
          <text:p/>
        </draw:line>
        <draw:line draw:style-name="gr5" draw:layer="layout" svg:x1="59cm" svg:y1="81.65cm" svg:x2="53.91cm" svg:y2="81.65cm">
          <text:p/>
        </draw:line>
        <draw:line draw:style-name="gr5" draw:layer="layout" svg:x1="58.979cm" svg:y1="82.05cm" svg:x2="40.66cm" svg:y2="82.05cm">
          <text:p/>
        </draw:line>
        <draw:line draw:style-name="gr5" draw:layer="layout" svg:x1="53.9cm" svg:y1="79.55cm" svg:x2="53.9cm" svg:y2="83.549cm">
          <text:p/>
        </draw:line>
        <draw:line draw:style-name="gr5" draw:layer="layout" svg:x1="46.911cm" svg:y1="78.05cm" svg:x2="46.911cm" svg:y2="83.549cm">
          <text:p/>
        </draw:line>
        <draw:line draw:style-name="gr5" draw:layer="layout" svg:x1="40.66cm" svg:y1="83.05cm" svg:x2="46.881cm" svg:y2="83.05cm">
          <text:p/>
        </draw:line>
        <draw:line draw:style-name="gr5" draw:layer="layout" svg:x1="40.66cm" svg:y1="82.55cm" svg:x2="46.881cm" svg:y2="82.55cm">
          <text:p/>
        </draw:line>
        <draw:line draw:style-name="gr5" draw:layer="layout" svg:x1="40.66cm" svg:y1="81.55cm" svg:x2="46.881cm" svg:y2="81.55cm">
          <text:p/>
        </draw:line>
        <draw:line draw:style-name="gr5" draw:layer="layout" svg:x1="40.66cm" svg:y1="81.05cm" svg:x2="46.881cm" svg:y2="81.05cm">
          <text:p/>
        </draw:line>
        <draw:line draw:style-name="gr5" draw:layer="layout" svg:x1="40.66cm" svg:y1="80.55cm" svg:x2="46.881cm" svg:y2="80.55cm">
          <text:p/>
        </draw:line>
        <draw:line draw:style-name="gr5" draw:layer="layout" svg:x1="40.66cm" svg:y1="80.05cm" svg:x2="46.881cm" svg:y2="80.05cm">
          <text:p/>
        </draw:line>
        <draw:line draw:style-name="gr5" draw:layer="layout" svg:x1="46.881cm" svg:y1="79.05cm" svg:x2="40.66cm" svg:y2="79.05cm">
          <text:p/>
        </draw:line>
        <draw:line draw:style-name="gr5" draw:layer="layout" svg:x1="40.66cm" svg:y1="78.55cm" svg:x2="46.881cm" svg:y2="78.55cm">
          <text:p/>
        </draw:line>
        <draw:line draw:style-name="gr5" draw:layer="layout" svg:x1="41.25cm" svg:y1="78.05cm" svg:x2="41.25cm" svg:y2="80.549cm">
          <text:p/>
        </draw:line>
        <draw:line draw:style-name="gr5" draw:layer="layout" svg:x1="42.25cm" svg:y1="78.05cm" svg:x2="42.25cm" svg:y2="80.549cm">
          <text:p/>
        </draw:line>
        <draw:line draw:style-name="gr5" draw:layer="layout" svg:x1="42.25cm" svg:y1="80.6cm" svg:x2="42.25cm" svg:y2="83.6cm">
          <text:p/>
        </draw:line>
        <draw:line draw:style-name="gr5" draw:layer="layout" svg:x1="44.65cm" svg:y1="78.05cm" svg:x2="44.65cm" svg:y2="83.549cm">
          <text:p/>
        </draw:line>
        <draw:line draw:style-name="gr5" draw:layer="layout" svg:x1="45.931cm" svg:y1="78.05cm" svg:x2="45.931cm" svg:y2="83.549cm">
          <text:p/>
        </draw:line>
        <draw:line draw:style-name="gr5" draw:layer="layout" svg:x1="55.4cm" svg:y1="79.55cm" svg:x2="55.4cm" svg:y2="81.649cm">
          <text:p/>
        </draw:line>
        <draw:line draw:style-name="gr5" draw:layer="layout" svg:x1="54.9cm" svg:y1="80.05cm" svg:x2="54.9cm" svg:y2="81.649cm">
          <text:p/>
        </draw:line>
        <draw:line draw:style-name="gr5" draw:layer="layout" svg:x1="54.4cm" svg:y1="80.05cm" svg:x2="54.4cm" svg:y2="81.649cm">
          <text:p/>
        </draw:line>
        <draw:line draw:style-name="gr5" draw:layer="layout" svg:x1="56.9cm" svg:y1="79.55cm" svg:x2="56.9cm" svg:y2="81.65cm">
          <text:p/>
        </draw:line>
        <draw:line draw:style-name="gr5" draw:layer="layout" svg:x1="55.803cm" svg:y1="82.049cm" svg:x2="55.803cm" svg:y2="81.65cm">
          <text:p/>
        </draw:line>
        <draw:frame draw:style-name="gr6" draw:layer="layout" svg:width="1.351cm" svg:height="0.549cm" svg:x="53.95cm" svg:y="79.568cm">
          <draw:text-box>
            <text:p text:style-name="P1"><text:span text:style-name="T3">Лит.</text:span></text:p>
          </draw:text-box>
        </draw:frame>
        <draw:frame draw:style-name="gr6" draw:layer="layout" svg:width="1.401cm" svg:height="0.549cm" svg:x="55.499cm" svg:y="79.568cm">
          <draw:text-box>
            <text:p text:style-name="P1"><text:span text:style-name="T3">Масса</text:span></text:p>
          </draw:text-box>
        </draw:frame>
        <draw:frame draw:style-name="gr6" draw:layer="layout" svg:width="2.15cm" svg:height="0.549cm" svg:x="56.9cm" svg:y="79.593cm">
          <draw:text-box>
            <text:p text:style-name="P1"><text:span text:style-name="T3">Масштаб</text:span></text:p>
          </draw:text-box>
        </draw:frame>
        <draw:frame draw:style-name="gr6" draw:layer="layout" svg:width="0.35cm" svg:height="0.549cm" svg:x="54.475cm" svg:y="80.6cm">
          <draw:text-box>
            <text:p text:style-name="P1"><text:span text:style-name="T3">T</text:span></text:p>
          </draw:text-box>
        </draw:frame>
        <draw:frame draw:style-name="gr6" draw:layer="layout" svg:width="3.986cm" svg:height="1.122cm" svg:x="54.35cm" svg:y="82.3cm">
          <draw:text-box>
            <text:p text:style-name="P1"><text:span text:style-name="T3">Информатика, гр.952003</text:span></text:p>
          </draw:text-box>
        </draw:frame>
        <draw:frame draw:style-name="gr6" draw:layer="layout" svg:width="1.021cm" svg:height="0.427cm" svg:x="40.49cm" svg:y="80.15cm">
          <draw:text-box>
            <text:p text:style-name="P1"><text:span text:style-name="T2">Изм.</text:span></text:p>
          </draw:text-box>
        </draw:frame>
        <draw:frame draw:style-name="gr6" draw:layer="layout" svg:width="2.601cm" svg:height="0.469cm" svg:x="40.549cm" svg:y="80.1cm">
          <draw:text-box>
            <text:p text:style-name="P1"><text:span text:style-name="T4">Л.</text:span></text:p>
          </draw:text-box>
        </draw:frame>
        <draw:frame draw:style-name="gr6" draw:layer="layout" svg:width="2.601cm" svg:height="0.469cm" svg:x="42.049cm" svg:y="80.1cm">
          <draw:text-box>
            <text:p text:style-name="P1"><text:span text:style-name="T4">№ </text:span><text:span text:style-name="T4">докум.</text:span></text:p>
          </draw:text-box>
        </draw:frame>
        <draw:frame draw:style-name="gr6" draw:layer="layout" svg:width="2.601cm" svg:height="0.469cm" svg:x="44.03cm" svg:y="80.118cm">
          <draw:text-box>
            <text:p text:style-name="P1"><text:span text:style-name="T4">Подп.</text:span></text:p>
          </draw:text-box>
        </draw:frame>
        <draw:frame draw:style-name="gr7" draw:layer="layout" svg:width="1.051cm" svg:height="0.469cm" svg:x="45.9cm" svg:y="80.1cm">
          <draw:text-box>
            <text:p text:style-name="P1"><text:span text:style-name="T4">Дата</text:span></text:p>
          </draw:text-box>
        </draw:frame>
        <draw:frame draw:style-name="gr6" draw:layer="layout" svg:width="1.451cm" svg:height="0.469cm" svg:x="40.649cm" svg:y="80.618cm">
          <draw:text-box>
            <text:p text:style-name="P1"><text:span text:style-name="T4">Разраб.</text:span></text:p>
          </draw:text-box>
        </draw:frame>
        <draw:frame draw:style-name="gr6" draw:layer="layout" svg:width="1.551cm" svg:height="0.469cm" svg:x="40.4cm" svg:y="81.1cm">
          <draw:text-box>
            <text:p text:style-name="P1"><text:span text:style-name="T4">Пров.</text:span></text:p>
          </draw:text-box>
        </draw:frame>
        <draw:frame draw:style-name="gr6" draw:layer="layout" svg:width="2.601cm" svg:height="0.469cm" svg:x="40.099cm" svg:y="81.568cm">
          <draw:text-box>
            <text:p text:style-name="P1"><text:span text:style-name="T4">Т.контр.</text:span></text:p>
          </draw:text-box>
        </draw:frame>
        <draw:frame draw:style-name="gr6" draw:layer="layout" svg:width="2.601cm" svg:height="0.469cm" svg:x="40.049cm" svg:y="82.1cm">
          <draw:text-box>
            <text:p text:style-name="P1"><text:span text:style-name="T4">Реценз.</text:span></text:p>
          </draw:text-box>
        </draw:frame>
        <draw:frame draw:style-name="gr6" draw:layer="layout" svg:width="2.601cm" svg:height="0.469cm" svg:x="40.15cm" svg:y="82.65cm">
          <draw:text-box>
            <text:p text:style-name="P1"><text:span text:style-name="T4">Н.контр.</text:span></text:p>
          </draw:text-box>
        </draw:frame>
        <draw:frame draw:style-name="gr6" draw:layer="layout" svg:width="2.601cm" svg:height="0.469cm" svg:x="39.9cm" svg:y="83.165cm">
          <draw:text-box>
            <text:p text:style-name="P1"><text:span text:style-name="T4">Утв.</text:span></text:p>
          </draw:text-box>
        </draw:frame>
        <draw:frame draw:style-name="gr6" draw:layer="layout" svg:width="1.459cm" svg:height="0.549cm" svg:x="53.941cm" svg:y="81.6cm">
          <draw:text-box>
            <text:p text:style-name="P1"><text:span text:style-name="T3">Лист</text:span></text:p>
          </draw:text-box>
        </draw:frame>
        <draw:frame draw:style-name="gr6" draw:layer="layout" svg:width="0.56cm" svg:height="0.469cm" svg:x="55.17cm" svg:y="81.659cm">
          <draw:text-box>
            <text:p text:style-name="P1"><text:span text:style-name="T4">1</text:span></text:p>
          </draw:text-box>
        </draw:frame>
        <draw:frame draw:style-name="gr6" draw:layer="layout" svg:width="2.001cm" svg:height="0.549cm" svg:x="56.2cm" svg:y="81.589cm">
          <draw:text-box>
            <text:p text:style-name="P1"><text:span text:style-name="T3">Листов 1</text:span></text:p>
          </draw:text-box>
        </draw:frame>
        <draw:frame draw:style-name="gr6" draw:layer="layout" svg:width="2.611cm" svg:height="0.427cm" svg:x="41.789cm" svg:y="83.147cm">
          <draw:text-box>
            <text:p text:style-name="P1"><text:span text:style-name="T2">Волорова</text:span></text:p>
          </draw:text-box>
        </draw:frame>
        <draw:frame draw:style-name="gr6" draw:layer="layout" svg:width="2.794cm" svg:height="0.427cm" svg:x="42.037cm" svg:y="81.107cm">
          <draw:text-box>
            <text:p text:style-name="P1"><text:span text:style-name="T2">Акатанорович</text:span></text:p>
          </draw:text-box>
        </draw:frame>
        <draw:frame draw:style-name="gr6" draw:layer="layout" svg:width="2.94cm" svg:height="0.427cm" svg:x="41.764cm" svg:y="82.631cm">
          <draw:text-box>
            <text:p text:style-name="P1"><text:span text:style-name="T2">Шиманский</text:span></text:p>
          </draw:text-box>
        </draw:frame>
        <draw:frame draw:style-name="gr8" draw:layer="layout" svg:width="6.253cm" svg:height="2cm" svg:x="47.338cm" svg:y="79.8cm">
          <draw:text-box>
            <text:p text:style-name="P1"><text:span text:style-name="T5">Cхема базы данных</text:span></text:p>
          </draw:text-box>
        </draw:frame>
        <draw:frame draw:style-name="gr6" draw:layer="layout" svg:width="2.808cm" svg:height="0.427cm" svg:x="42.023cm" svg:y="81.615cm">
          <draw:text-box>
            <text:p text:style-name="P1"><text:span text:style-name="T2">Акатанорович</text:span></text:p>
          </draw:text-box>
        </draw:frame>
        <draw:frame draw:style-name="gr9" draw:text-style-name="P2" draw:layer="layout" svg:width="56.705cm" svg:height="81.915cm" svg:x="0.688cm" svg:y="0.254cm">
          <draw:image xlink:href="Pictures/100002010000048C0000065F9C791D9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4T00:40:41.837542028</dc:date>
    <meta:generator>LibreOffice/4.2.3.3$Linux_X86_64 LibreOffice_project/420m0$Build-3</meta:generator>
    <meta:editing-duration>PT6M19S</meta:editing-duration>
    <meta:editing-cycles>10</meta:editing-cycles>
    <meta:document-statistic meta:object-count="61"/>
  </office:meta>
</office:document-meta>
</file>